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80000023C2C6240A1AA4BE675.png" manifest:media-type="image/png"/>
  <manifest:file-entry manifest:full-path="Pictures/10000000000003680000023C152BE64812220E39.png" manifest:media-type="image/png"/>
  <manifest:file-entry manifest:full-path="Pictures/10000000000003680000023C417D998D2F062564.png" manifest:media-type="image/png"/>
  <manifest:file-entry manifest:full-path="Pictures/10000000000003680000023C3A0AE935259BF5CE.png" manifest:media-type="image/png"/>
  <manifest:file-entry manifest:full-path="Pictures/10000000000003680000023C7E69988898BCD8E9.png" manifest:media-type="image/png"/>
  <manifest:file-entry manifest:full-path="Pictures/10000000000003680000023C10C3D33D3C67CF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/>
    <style:font-face style:name="Ubuntu Mono1" svg:font-family="'Ubuntu Mono'" style:font-pitch="fixed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0924f"/>
    </style:style>
    <style:style style:name="P2" style:family="paragraph" style:parent-style-name="Text_20_body">
      <style:text-properties style:font-name="Ubuntu Mono1" officeooo:paragraph-rsid="0010924f"/>
    </style:style>
    <style:style style:name="P3" style:family="paragraph" style:parent-style-name="Text_20_body">
      <style:text-properties style:font-name="Ubuntu Mono1" officeooo:rsid="0010924f" officeooo:paragraph-rsid="0010924f"/>
    </style:style>
    <style:style style:name="P4" style:family="paragraph" style:parent-style-name="Text_20_body">
      <style:text-properties style:font-name="Ubuntu Mono1" officeooo:rsid="0012d53e" officeooo:paragraph-rsid="0012d53e"/>
    </style:style>
    <style:style style:name="P5" style:family="paragraph" style:parent-style-name="Text_20_body">
      <style:text-properties style:font-name="Ubuntu Mono1" officeooo:paragraph-rsid="0012d53e"/>
    </style:style>
    <style:style style:name="P6" style:family="paragraph" style:parent-style-name="Text_20_body">
      <style:text-properties style:font-name="Ubuntu Mono1" fo:font-size="12pt" officeooo:paragraph-rsid="0010924f" style:font-size-asian="12pt" style:font-size-complex="12pt"/>
    </style:style>
    <style:style style:name="P7" style:family="paragraph" style:parent-style-name="Text_20_body">
      <style:text-properties style:font-name="Ubuntu Mono1" fo:font-size="12pt" officeooo:rsid="0010924f" officeooo:paragraph-rsid="0010924f" style:font-size-asian="12pt" style:font-size-complex="12pt"/>
    </style:style>
    <style:style style:name="P8" style:family="paragraph" style:parent-style-name="Text_20_body">
      <style:text-properties style:font-name="Ubuntu Mono1" officeooo:paragraph-rsid="0014ebaf"/>
    </style:style>
    <style:style style:name="P9" style:family="paragraph" style:parent-style-name="Text_20_body">
      <style:text-properties fo:font-size="12pt" officeooo:paragraph-rsid="0010924f" style:font-size-asian="12pt" style:font-size-complex="12pt"/>
    </style:style>
    <style:style style:name="P10" style:family="paragraph" style:parent-style-name="Text_20_body">
      <style:text-properties fo:font-size="12pt" officeooo:paragraph-rsid="0014ebaf" style:font-size-asian="12pt" style:font-size-complex="12pt"/>
    </style:style>
    <style:style style:name="P11" style:family="paragraph" style:parent-style-name="Text_20_body">
      <style:text-properties fo:color="#00864b" style:font-name="Ubuntu Mono1" officeooo:paragraph-rsid="0010924f"/>
    </style:style>
    <style:style style:name="P12" style:family="paragraph" style:parent-style-name="Text_20_body">
      <style:text-properties fo:color="#00864b" style:font-name="Ubuntu Mono1" fo:font-size="12pt" officeooo:rsid="0010924f" officeooo:paragraph-rsid="00138766" style:font-size-asian="12pt" style:font-size-complex="12pt"/>
    </style:style>
    <style:style style:name="P13" style:family="paragraph" style:parent-style-name="Text_20_body">
      <style:text-properties fo:color="#00864b" style:font-name="Ubuntu Mono1" fo:font-size="12pt" officeooo:paragraph-rsid="0014ebaf" style:font-size-asian="12pt" style:font-size-complex="12pt"/>
    </style:style>
    <style:style style:name="P14" style:family="paragraph" style:parent-style-name="Text_20_body">
      <style:text-properties fo:color="#00864b" style:font-name="Ubuntu Mono1" officeooo:rsid="0010924f" officeooo:paragraph-rsid="0010924f"/>
    </style:style>
    <style:style style:name="P15" style:family="paragraph" style:parent-style-name="Text_20_body">
      <style:text-properties fo:color="#00864b" fo:font-size="12pt" officeooo:paragraph-rsid="0010924f" style:font-size-asian="12pt" style:font-size-complex="12pt"/>
    </style:style>
    <style:style style:name="P16" style:family="paragraph" style:parent-style-name="Text_20_body">
      <style:text-properties officeooo:paragraph-rsid="0014ebaf"/>
    </style:style>
    <style:style style:name="P17" style:family="paragraph" style:parent-style-name="Text_20_body">
      <style:text-properties fo:color="#33002b" style:font-name="Ubuntu Mono1" officeooo:rsid="0014ebaf" officeooo:paragraph-rsid="0014ebaf"/>
    </style:style>
    <style:style style:name="P18" style:family="paragraph" style:parent-style-name="Text_20_body">
      <style:text-properties fo:color="#33002b" style:font-name="Ubuntu Mono1" officeooo:rsid="00166a96" officeooo:paragraph-rsid="00166a96"/>
    </style:style>
    <style:style style:name="P19" style:family="paragraph" style:parent-style-name="Text_20_body">
      <style:paragraph-properties fo:text-align="center" style:justify-single-word="false"/>
      <style:text-properties fo:color="#33002b" style:font-name="Ubuntu Mono1" officeooo:rsid="00166a96" officeooo:paragraph-rsid="00166a96"/>
    </style:style>
    <style:style style:name="P20" style:family="paragraph" style:parent-style-name="Text_20_body">
      <style:paragraph-properties fo:text-align="center" style:justify-single-word="false"/>
      <style:text-properties fo:color="#33002b"/>
    </style:style>
    <style:style style:name="P21" style:family="paragraph" style:parent-style-name="Heading_20_1">
      <style:text-properties officeooo:rsid="0010924f" officeooo:paragraph-rsid="0010924f"/>
    </style:style>
    <style:style style:name="P22" style:family="paragraph" style:parent-style-name="Preformatted_20_Text">
      <style:paragraph-properties fo:margin-top="0cm" fo:margin-bottom="0cm" loext:contextual-spacing="false" fo:padding="0cm" fo:border="none"/>
      <style:text-properties style:font-name="Ubuntu Mono" fo:font-size="10.3999996185303pt" loext:padding="0cm" loext:border="none"/>
    </style:style>
    <style:style style:name="P23" style:family="paragraph" style:parent-style-name="Preformatted_20_Text">
      <style:paragraph-properties fo:margin-top="0cm" fo:margin-bottom="0cm" loext:contextual-spacing="false" fo:padding="0cm" fo:border="none"/>
      <style:text-properties style:font-name="Ubuntu Mono" fo:font-size="12pt" style:font-size-asian="12pt" style:font-size-complex="12pt" loext:padding="0cm" loext:border="none"/>
    </style:style>
    <style:style style:name="P24" style:family="paragraph" style:parent-style-name="Preformatted_20_Text">
      <style:paragraph-properties fo:margin-top="0cm" fo:margin-bottom="0cm" loext:contextual-spacing="false" fo:padding="0cm" fo:border="none"/>
      <style:text-properties fo:color="#1c3687" style:font-name="Ubuntu Mono" fo:font-size="10.3999996185303pt" loext:padding="0cm" loext:border="none"/>
    </style:style>
    <style:style style:name="P25" style:family="paragraph" style:parent-style-name="Preformatted_20_Text">
      <style:paragraph-properties fo:margin-top="0cm" fo:margin-bottom="0cm" loext:contextual-spacing="false" fo:padding="0cm" fo:border="none"/>
      <style:text-properties fo:color="#1c3687" style:font-name="Ubuntu Mono" fo:font-size="12pt" style:font-size-asian="12pt" style:font-size-complex="12pt" loext:padding="0cm" loext:border="none"/>
    </style:style>
    <style:style style:name="P26" style:family="paragraph" style:parent-style-name="Subtitle">
      <style:text-properties officeooo:rsid="0010924f" officeooo:paragraph-rsid="0010924f"/>
    </style:style>
    <style:style style:name="P27" style:family="paragraph" style:parent-style-name="Title">
      <style:text-properties officeooo:rsid="0010924f" officeooo:paragraph-rsid="0010924f"/>
    </style:style>
    <style:style style:name="T1" style:family="text">
      <style:text-properties officeooo:rsid="0010924f"/>
    </style:style>
    <style:style style:name="T2" style:family="text">
      <style:text-properties style:font-name="Ubuntu Mono" fo:font-size="10.3999996185303pt" loext:padding="0cm" loext:border="none"/>
    </style:style>
    <style:style style:name="T3" style:family="text">
      <style:text-properties style:font-name="Ubuntu Mono" loext:padding="0cm" loext:border="none"/>
    </style:style>
    <style:style style:name="T4" style:family="text">
      <style:text-properties style:font-name="Ubuntu Mono" officeooo:rsid="00138766" loext:padding="0cm" loext:border="none"/>
    </style:style>
    <style:style style:name="T5" style:family="text">
      <style:text-properties style:font-name="Ubuntu Mono" officeooo:rsid="0014ebaf" loext:padding="0cm" loext:border="none"/>
    </style:style>
    <style:style style:name="T6" style:family="text">
      <style:text-properties style:font-name="Ubuntu Mono1" officeooo:rsid="0010924f"/>
    </style:style>
    <style:style style:name="T7" style:family="text">
      <style:text-properties style:font-name="Ubuntu Mono1" officeooo:rsid="0014ebaf"/>
    </style:style>
    <style:style style:name="T8" style:family="text">
      <style:text-properties style:font-name="Ubuntu Mono1" officeooo:rsid="00166a96"/>
    </style:style>
    <style:style style:name="T9" style:family="text">
      <style:text-properties officeooo:rsid="0012d53e"/>
    </style:style>
    <style:style style:name="T10" style:family="text">
      <style:text-properties officeooo:rsid="00138766"/>
    </style:style>
    <style:style style:name="T11" style:family="text">
      <style:text-properties officeooo:rsid="0014ebaf"/>
    </style:style>
    <style:style style:name="T12" style:family="text">
      <style:text-properties fo:color="#00864b" officeooo:rsid="0012d53e"/>
    </style:style>
    <style:style style:name="T13" style:family="text">
      <style:text-properties fo:color="#00864b" officeooo:rsid="0010924f"/>
    </style:style>
    <style:style style:name="T14" style:family="text">
      <style:text-properties fo:color="#00864b" style:font-name="Ubuntu Mono1" officeooo:rsid="0010924f"/>
    </style:style>
    <style:style style:name="T15" style:family="text">
      <style:text-properties fo:color="#00864b" style:font-name="Ubuntu Mono1" officeooo:rsid="0014ebaf"/>
    </style:style>
    <style:style style:name="T16" style:family="text">
      <style:text-properties fo:color="#00864b" style:font-name="Ubuntu Mono1" fo:font-size="12pt" officeooo:rsid="0010924f" style:font-size-asian="12pt" style:font-size-complex="12pt"/>
    </style:style>
    <style:style style:name="T17" style:family="text">
      <style:text-properties fo:color="#00864b" style:font-name="Ubuntu Mono1" fo:font-size="12pt" officeooo:rsid="0014ebaf" style:font-size-asian="12pt" style:font-size-complex="12pt"/>
    </style:style>
    <style:style style:name="T18" style:family="text">
      <style:text-properties fo:color="#00864b" officeooo:rsid="0014ebaf"/>
    </style:style>
    <style:style style:name="T19" style:family="text">
      <style:text-properties fo:color="#1c3687" officeooo:rsid="0012d53e"/>
    </style:style>
    <style:style style:name="T20" style:family="text">
      <style:text-properties fo:color="#1c3687" style:font-name="Ubuntu Mono" fo:font-size="10.3999996185303pt" loext:padding="0cm" loext:border="none"/>
    </style:style>
    <style:style style:name="T21" style:family="text">
      <style:text-properties fo:color="#1c3687" style:font-name="Ubuntu Mono" loext:padding="0cm" loext:border="none"/>
    </style:style>
    <style:style style:name="T22" style:family="text">
      <style:text-properties fo:color="#1c3687" style:font-name="Ubuntu Mono1" officeooo:rsid="0010924f"/>
    </style:style>
    <style:style style:name="T23" style:family="text">
      <style:text-properties fo:color="#1c3687" style:font-name="Ubuntu Mono1" loext:padding="0cm" loext:border="none"/>
    </style:style>
    <style:style style:name="T24" style:family="text">
      <style:text-properties fo:color="#1c3687" loext:padding="0cm" loext:border="none"/>
    </style:style>
    <style:style style:name="T25" style:family="text">
      <style:text-properties fo:color="#1c3687" officeooo:rsid="0010924f"/>
    </style:style>
    <style:style style:name="T26" style:family="text">
      <style:text-properties fo:color="#0d1f63"/>
    </style:style>
    <style:style style:name="T27" style:family="text">
      <style:text-properties fo:color="#33002b" officeooo:rsid="0014ebaf"/>
    </style:style>
    <style:style style:name="T28" style:family="text">
      <style:text-properties fo:color="#33002b" style:font-name="Ubuntu Mono" officeooo:rsid="0014ebaf" loext:padding="0cm" loext:border="none"/>
    </style:style>
    <style:style style:name="T29" style:family="text">
      <style:text-properties fo:color="#33002b" style:font-name="Ubuntu Mono" officeooo:rsid="00138766" loext:padding="0cm" loext:border="none"/>
    </style:style>
    <style:style style:name="T30" style:family="text">
      <style:text-properties fo:color="#33002b" style:font-name="Ubuntu Mono" fo:font-size="10.3999996185303pt" officeooo:rsid="0014ebaf" loext:padding="0cm" loext:border="none"/>
    </style:style>
    <style:style style:name="T31" style:family="text">
      <style:text-properties style:text-position="super 58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7">DA Lab 2</text:p>
      <text:p text:style-name="P26">Analysis of IPL-2019 Dataset</text:p>
      <text:h text:style-name="P21" text:outline-level="1">Name: Dheeraj Chaudhary</text:h>
      <text:h text:style-name="P21" text:outline-level="1">Roll: 17BCS009</text:h>
      <text:p text:style-name="P1"/>
      <text:p text:style-name="P1"/>
      <text:p text:style-name="P1"/>
      <text:p text:style-name="P8"><text:span text:style-name="T26">library</text:span>(tabulizer)</text:p>
      <text:p text:style-name="P8"><text:span text:style-name="T26">library</text:span>(dplyr)</text:p>
      <text:p text:style-name="P8"><text:span text:style-name="T26">library</text:span>(ggplot2)</text:p>
      <text:p text:style-name="P8"><text:span text:style-name="T26">library</text:span>(reshape2)</text:p>
      <text:p text:style-name="P8"><text:span text:style-name="T26">library</text:span>(magrittr)</text:p>
      <text:p text:style-name="P2"><text:span text:style-name="T26">library</text:span>(tidyr)</text:p>
      <text:p text:style-name="P2"/>
      <text:p text:style-name="P2"/>
      <text:p text:style-name="P2"/>
      <text:p text:style-name="P11">##<text:span text:style-name="T10">##########</text:span>##<text:span text:style-name="T10">###########</text:span> <text:s text:c="2"/>READING MATCHES CSV FILE <text:span text:style-name="T10">#######</text:span>##<text:span text:style-name="T10">######</text:span>####<text:span text:style-name="T10">#</text:span>###</text:p>
      <text:p text:style-name="P2">matches &lt;- read.csv("/home/dheeraj/Desktop/Lecture/6th_sem_Academics/DataScience/Lab2/matches.csv", stringsAsFactors = FALSE)</text:p>
      <text:p text:style-name="P2">data &lt;- read.csv("/home/dheeraj/Desktop/Lecture/6th_sem_Academics/DataScience/Lab2/deliveries.csv", stringsAsFactors = FALSE)</text:p>
      <text:p text:style-name="P2">matches &lt;- matches[,-18]</text:p>
      <text:p text:style-name="P2">data$wickets &lt;- as.numeric(ifelse(data$player_dismissed =="" ,"",1))</text:p>
      <text:p text:style-name="P2"/>
      <text:p text:style-name="P1"/>
      <text:p text:style-name="P13">######## <text:span text:style-name="T1">N</text:span>umber of matches in the dataset <text:s text:c="2"/><text:span text:style-name="T27">(We can see 60 matches were played in IPL’2019)</text:span></text:p>
      <text:p text:style-name="P6">summarize(matches,no_of_matches = n())</text:p>
      <text:p text:style-name="P6"><text:span text:style-name="T13">####</text:span><text:span text:style-name="T18">#</text:span><text:span text:style-name="T1"> </text:span><text:span text:style-name="T25">OUTPUT &gt; </text:span><text:bookmark text:name="rstudio_console_output"/><text:span text:style-name="T24"><text:s text:c="2"/>no_of_matches <text:s/>60</text:span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15"><text:soft-page-break/><text:span text:style-name="T3">#</text:span><text:span text:style-name="T4">######## W</text:span><text:span text:style-name="T3">hich Team won by maximum runs? <text:s text:c="3"/></text:span><text:span text:style-name="T5">(</text:span><text:span text:style-name="T28">We can see SRH won y 118 runs)</text:span></text:p>
      <text:p text:style-name="P9"><text:span text:style-name="T3">max_run &lt;- matches[which.max(matches$win_by_runs),]</text:span></text:p>
      <text:p text:style-name="P9"><text:span text:style-name="T3">select(max_run, winner, win_by_runs)</text:span></text:p>
      <text:p text:style-name="P10"><text:span text:style-name="T14">####</text:span><text:span text:style-name="T15">##</text:span><text:span text:style-name="T7"> <text:s/>O</text:span><text:span text:style-name="T22">utput &gt; <text:s/></text:span><text:bookmark text:name="rstudio_console_output1"/><text:span text:style-name="T23"><text:s text:c="4"/></text:span><text:span text:style-name="T24"><text:s text:c="11"/></text:span><text:span text:style-name="T21">winner win_by_runs</text:span></text:p>
      <text:p text:style-name="P25"><text:tab/><text:tab/><text:tab/><text:tab/><text:tab/><text:tab/>11 Sunrisers Hyderabad <text:s text:c="8"/>118</text:p>
      <text:p text:style-name="P23"/>
      <text:p text:style-name="P7"/>
      <text:p text:style-name="P12"><text:span text:style-name="T3">#</text:span><text:span text:style-name="T4">######## W</text:span><text:span text:style-name="T3">hich Team won by maximum </text:span><text:span text:style-name="T4">wickets? <text:s/></text:span><text:span text:style-name="T29"><text:s/></text:span><text:span text:style-name="T28">(We ca see SRH won by 9 wickets)</text:span></text:p>
      <text:p text:style-name="P7">max_run &lt;- matches[which.max(matches$win_by_wickets),]</text:p>
      <text:p text:style-name="P7">select(max_run, winner, win_by_wickets)</text:p>
      <text:p text:style-name="P6"><text:span text:style-name="T13">######</text:span><text:span text:style-name="T1"> </text:span><text:span text:style-name="T25">Output &gt; </text:span><text:bookmark text:name="rstudio_console_output2"/><text:span text:style-name="T21">winner win_by_wickets</text:span></text:p>
      <text:p text:style-name="P25"><text:tab/><text:tab/><text:tab/><text:tab/><text:tab/><text:tab/>38 Sunrisers Hyderabad <text:s text:c="13"/>9</text:p>
      <text:p text:style-name="P3"/>
      <text:p text:style-name="P14">########################### Teams and matches won <text:s/><text:span text:style-name="T27">(We can see MI wo maximum matches)</text:span></text:p>
      <text:p text:style-name="P3">matches%&gt;%</text:p>
      <text:p text:style-name="P3"><text:s text:c="2"/>group_by(winner)%&gt;%</text:p>
      <text:p text:style-name="P3"><text:s text:c="2"/>summarize(most_win = n())%&gt;%</text:p>
      <text:p text:style-name="P3"><text:s text:c="2"/>ggplot(aes(x = winner,y = most_win,fill = winner))+</text:p>
      <text:p text:style-name="P3"><text:s text:c="2"/>geom_bar(stat = "identity")+</text:p>
      <text:p text:style-name="P3"><text:s text:c="2"/>coord_flip()+</text:p>
      <text:p text:style-name="P3"><text:s text:c="2"/>scale_y_continuous("Matches won")</text:p>
      <text:p text:style-name="P3"/>
      <text:p text:style-name="P3"><draw:frame draw:style-name="fr1" draw:name="Image1" text:anchor-type="paragraph" svg:width="19.699cm" svg:height="12.174cm" draw:z-index="0"><draw:image xlink:href="Pictures/10000000000003680000023C7E69988898BCD8E9.png" xlink:type="simple" xlink:show="embed" xlink:actuate="onLoad" loext:mime-type="image/png"/></draw:frame><text:s/></text:p>
      <text:p text:style-name="P3"><text:soft-page-break/>teams &lt;- data %&gt;% select(batting_team)%&gt;%</text:p>
      <text:p text:style-name="P3"><text:s text:c="2"/>distinct()</text:p>
      <text:p text:style-name="P3">teams &lt;- rename(teams, team = batting_team) </text:p>
      <text:p text:style-name="P3">teams</text:p>
      <text:p text:style-name="P16"><text:span text:style-name="T16">####</text:span><text:span text:style-name="T17">##</text:span><text:span text:style-name="T6"> </text:span><text:span text:style-name="T22">Output &gt; </text:span><text:bookmark text:name="rstudio_console_output3"/><text:span text:style-name="T24"><text:s text:c="25"/></text:span><text:span text:style-name="T20">team <text:s text:c="10"/></text:span><text:span text:style-name="T30">(following teams played in IPL 2019)</text:span></text:p>
      <text:p text:style-name="P24"><text:tab/><text:tab/><text:tab/>1 Royal Challengers Bangalore</text:p>
      <text:p text:style-name="P24"><text:tab/><text:tab/><text:tab/>2 <text:s text:c="8"/>Chennai Super Kings</text:p>
      <text:p text:style-name="P24"><text:tab/><text:tab/><text:tab/>3 <text:s text:c="8"/>Sunrisers Hyderabad</text:p>
      <text:p text:style-name="P24"><text:tab/><text:tab/><text:tab/>4 <text:s text:c="6"/>Kolkata Knight Riders</text:p>
      <text:p text:style-name="P24"><text:tab/><text:tab/><text:tab/>5 <text:s text:c="13"/>Delhi Capitals</text:p>
      <text:p text:style-name="P24"><text:tab/><text:tab/><text:tab/>6 <text:s text:c="13"/>Mumbai Indians</text:p>
      <text:p text:style-name="P24"><text:tab/><text:tab/><text:tab/>7 <text:s text:c="12"/>Kings XI Punjab</text:p>
      <text:p text:style-name="P24"><text:tab/><text:tab/><text:tab/>8 <text:s text:c="11"/>Rajasthan Royals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">s_team &lt;- c("RCB","CSK","SRH","KKR","DC","MI","KXIP","RR")</text:p>
      <text:p text:style-name="P4">s_team</text:p>
      <text:p text:style-name="P5"><text:span text:style-name="T12">#####</text:span><text:span text:style-name="T9"> <text:s/></text:span><text:span text:style-name="T19">OUTPUT &gt; </text:span><text:bookmark text:name="rstudio_console_output4"/><text:span text:style-name="T20">[1] "RCB" <text:s/>"CSK" <text:s/>"SRH" <text:s/>"KKR" <text:s/>"DC" <text:s text:c="2"/>"MI" <text:s text:c="2"/>"KXIP" "RR" <text:s/>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3">teams &lt;- cbind(teams, s_team)</text:p>
      <text:p text:style-name="P3">player_of_match &lt;- matches%&gt;% select(id,player_of_match,season) %&gt;%</text:p>
      <text:p text:style-name="P3"><text:s text:c="2"/>distinct()</text:p>
      <text:p text:style-name="P3">player_of_match &lt;- rename(player_of_match, player=player_of_match)</text:p>
      <text:p text:style-name="P3">matches$city &lt;- as.character(matches$city)</text:p>
      <text:p text:style-name="P3">matches$city[matches$city==""] &lt;- "Dubai"</text:p>
      <text:p text:style-name="P3">venue_city &lt;- matches %&gt;%</text:p>
      <text:p text:style-name="P3"><text:s text:c="2"/>select(city)%&gt;%</text:p>
      <text:p text:style-name="P3"><text:s text:c="2"/>distinct(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4">############### Dissmissal type and number of dismissal############################</text:p>
      <text:p text:style-name="P3">dismissal &lt;- data%&gt;%</text:p>
      <text:p text:style-name="P3"><text:s text:c="2"/>left_join(matches, by=c("match_id"="id"))%&gt;%</text:p>
      <text:p text:style-name="P3"><text:s text:c="2"/>left_join(teams,by=c("batting_team"="team"))%&gt;%</text:p>
      <text:p text:style-name="P3"><text:s text:c="2"/>filter(dismissal_kind!="")%&gt;%</text:p>
      <text:p text:style-name="P3"><text:s text:c="2"/>group_by(season,dismissal_kind,s_team)%&gt;%</text:p>
      <text:p text:style-name="P3"><text:s text:c="2"/>summarize(wickets =n())</text:p>
      <text:p text:style-name="P3">ggplot(dismissal,aes(x=dismissal_kind,y=wickets,colour=as.factor(season), fill=as.factor(season)))+</text:p>
      <text:p text:style-name="P3"><text:s text:c="2"/>geom_bar(position = "stack", show.legend = TRUE, width =.6,stat="identity")+</text:p>
      <text:p text:style-name="P3"><text:s text:c="2"/>theme(legend.position="bottom")+</text:p>
      <text:p text:style-name="P3"><text:s text:c="2"/>coord_flip()+</text:p>
      <text:p text:style-name="P3"><text:s text:c="2"/>theme(legend.direction = "horizontal") +</text:p>
      <text:p text:style-name="P3"><text:s text:c="2"/>scale_y_continuous(name="wickets")+</text:p>
      <text:p text:style-name="P3"><text:s text:c="2"/>scale_x_discrete(name="dismissal kind")+</text:p>
      <text:p text:style-name="P3"><text:s text:c="2"/>ggtitle("Breakdown of dismissal type ")</text:p>
      <text:p text:style-name="P3"/>
      <text:p text:style-name="P3"><draw:frame draw:style-name="fr1" draw:name="Image2" text:anchor-type="paragraph" svg:width="19.699cm" svg:height="12.922cm" draw:z-index="1"><draw:image xlink:href="Pictures/10000000000003680000023C10C3D33D3C67CF89.png" xlink:type="simple" xlink:show="embed" xlink:actuate="onLoad" loext:mime-type="image/png"/></draw:frame></text:p>
      <text:p text:style-name="P17">(We ca see in above plot that maximum dismissal was happened due to caught)</text:p>
      <text:p text:style-name="P3"/>
      <text:p text:style-name="P3"><text:soft-page-break/></text:p>
      <text:p text:style-name="P14">######################## Run scored in 1s to 7s <text:s/><text:span text:style-name="T11">#####################</text:span></text:p>
      <text:p text:style-name="P3">runs_cat &lt;- data %&gt;%</text:p>
      <text:p text:style-name="P3"><text:s text:c="2"/>left_join(matches,by=c("match_id"="id"))%&gt;%</text:p>
      <text:p text:style-name="P3"><text:s text:c="2"/>left_join(teams,by=c("batting_team"="team"))%&gt;%</text:p>
      <text:p text:style-name="P3"><text:s text:c="2"/>group_by(s_team,batsman_runs)%&gt;%</text:p>
      <text:p text:style-name="P3"><text:s text:c="2"/>summarize(no=n(),runs=sum(total_runs))</text:p>
      <text:p text:style-name="P3"/>
      <text:p text:style-name="P3">runs_cat$batsman_runs &lt;- as.factor(runs_cat$batsman_runs)</text:p>
      <text:p text:style-name="P3"/>
      <text:p text:style-name="P3">ggplot(runs_cat,aes(x=s_team,y=runs,colour=batsman_runs,fill=batsman_runs))+</text:p>
      <text:p text:style-name="P3"><text:s text:c="2"/>geom_bar(position = "stack", show.legend = TRUE, width =.6,stat="identity")+</text:p>
      <text:p text:style-name="P3"><text:s text:c="2"/>theme(legend.position="bottom")+</text:p>
      <text:p text:style-name="P3"><text:s text:c="2"/>theme(legend.direction = "horizontal") +</text:p>
      <text:p text:style-name="P3"><text:s text:c="2"/>scale_y_continuous(name="Runs")+</text:p>
      <text:p text:style-name="P3"><text:s text:c="2"/>scale_x_discrete(name="Teams")+</text:p>
      <text:p text:style-name="P3"><text:s text:c="2"/>ggtitle("Total runs scored in 1s to 7s")</text:p>
      <text:p text:style-name="P3"><draw:frame draw:style-name="fr2" draw:name="Image3" text:anchor-type="paragraph" svg:x="0cm" svg:y="1cm" svg:width="19.699cm" svg:height="12.922cm" draw:z-index="2"><draw:image xlink:href="Pictures/10000000000003680000023C3A0AE935259BF5CE.png" xlink:type="simple" xlink:show="embed" xlink:actuate="onLoad" loext:mime-type="image/png"/></draw:frame></text:p>
      <text:p text:style-name="P3"/>
      <text:p text:style-name="P18">(We ca see in above plot that most of the runs were scored in 1<text:span text:style-name="T31">st</text:span>, 3<text:span text:style-name="T31">rd</text:span> and 6<text:span text:style-name="T31">th</text:span> ball)</text:p>
      <text:p text:style-name="P3"/>
      <text:p text:style-name="P3"><text:soft-page-break/></text:p>
      <text:p text:style-name="P14">##################<text:span text:style-name="T11">###</text:span> toss decision of toss winner <text:span text:style-name="T11">######################</text:span></text:p>
      <text:p text:style-name="P3">wins_1 &lt;- matches%&gt;%</text:p>
      <text:p text:style-name="P3"><text:s text:c="2"/>left_join(teams,by=c("toss_winner"="team") )%&gt;%</text:p>
      <text:p text:style-name="P3"><text:s text:c="2"/>select(s_team,toss_winner,toss_decision)%&gt;%</text:p>
      <text:p text:style-name="P3"><text:s text:c="2"/>group_by(s_team,toss_decision)%&gt;%</text:p>
      <text:p text:style-name="P3"><text:s text:c="2"/>summarize(wins=n())</text:p>
      <text:p text:style-name="P3"/>
      <text:p text:style-name="P3"/>
      <text:p text:style-name="P3">ggplot(wins_1,aes(x=s_team,y=wins,colour=toss_decision,fill=toss_decision))+</text:p>
      <text:p text:style-name="P3"><text:s text:c="2"/>geom_bar(position = "dodge",stat = "identity")+</text:p>
      <text:p text:style-name="P3"><text:s text:c="2"/>theme(legend.position="right")+</text:p>
      <text:p text:style-name="P3"><text:s text:c="2"/>scale_y_continuous(name="Toss decision")+</text:p>
      <text:p text:style-name="P3"><text:s text:c="2"/>scale_x_discrete(name="Toss winners and toss decisions")+</text:p>
      <text:p text:style-name="P3"><text:s text:c="2"/>ggtitle("Toss decisions by each Team")</text:p>
      <text:p text:style-name="P3"><draw:frame draw:style-name="fr1" draw:name="Image4" text:anchor-type="paragraph" svg:width="19.699cm" svg:height="12.922cm" draw:z-index="3"><draw:image xlink:href="Pictures/10000000000003680000023C417D998D2F062564.png" xlink:type="simple" xlink:show="embed" xlink:actuate="onLoad" loext:mime-type="image/png"/></draw:frame></text:p>
      <text:p text:style-name="P19">(We can see that CSK and RR choosen fielding after winning the toss and KKR, KXIP, SRH never batted first after winning the toss)</text:p>
      <text:p text:style-name="P14">##############<text:span text:style-name="T11">##############</text:span># <text:span text:style-name="T11">T</text:span>oss and match win <text:s/><text:span text:style-name="T11">###################################</text:span></text:p>
      <text:p text:style-name="P3">toss &lt;- matches%&gt;%</text:p>
      <text:p text:style-name="P3"><text:s text:c="2"/>left_join(teams,by=c("toss_winner"="team") )%&gt;%</text:p>
      <text:p text:style-name="P3"><text:soft-page-break/><text:s text:c="2"/>select(s_team,toss_winner)%&gt;%</text:p>
      <text:p text:style-name="P3"><text:s text:c="2"/>group_by(s_team)%&gt;%</text:p>
      <text:p text:style-name="P3"><text:s text:c="2"/>summarize(wins=n())</text:p>
      <text:p text:style-name="P3">toss$type &lt;- "toss"</text:p>
      <text:p text:style-name="P3">wins &lt;-matches%&gt;%</text:p>
      <text:p text:style-name="P3"><text:s text:c="2"/>left_join(teams,by=c("winner"="team") )%&gt;%</text:p>
      <text:p text:style-name="P3"><text:s text:c="2"/>select(s_team,winner)%&gt;%</text:p>
      <text:p text:style-name="P3"><text:s text:c="2"/>group_by(s_team)%&gt;%</text:p>
      <text:p text:style-name="P3"><text:s text:c="2"/>summarize(wins=n())</text:p>
      <text:p text:style-name="P3">wins$type &lt;- "wins"</text:p>
      <text:p text:style-name="P3">toss_w &lt;- rbind(toss,wins)</text:p>
      <text:p text:style-name="P3">toss_w &lt;- toss_w %&gt;%</text:p>
      <text:p text:style-name="P3"><text:s text:c="2"/>group_by(s_team, type)%&gt;%</text:p>
      <text:p text:style-name="P3"><text:s text:c="2"/>summarize(wins=sum(wins))</text:p>
      <text:p text:style-name="P3">ggplot(toss_w,aes(x=s_team,y=wins,colour=type,fill=type))+</text:p>
      <text:p text:style-name="P3"><text:s text:c="2"/>geom_bar(position = "dodge",stat = "identity")+</text:p>
      <text:p text:style-name="P3"><text:s text:c="2"/>theme(legend.position="right")+</text:p>
      <text:p text:style-name="P3"><text:s text:c="2"/>scale_y_continuous(name="Toss and Match Wins")+</text:p>
      <text:p text:style-name="P3"><text:s text:c="2"/>scale_x_discrete(name="Toss and Match winner")+</text:p>
      <text:p text:style-name="P3"><text:s text:c="2"/>ggtitle("Toss and Match wins by each Team")</text:p>
      <text:p text:style-name="P18">(We can see in the below plot that DC and XXIP won every match when they won the toss)</text:p>
      <text:p text:style-name="P3"><draw:frame draw:style-name="fr2" draw:name="Image5" text:anchor-type="paragraph" svg:x="1.939cm" svg:y="-0.083cm" svg:width="16.909cm" svg:height="11.802cm" draw:z-index="4"><draw:image xlink:href="Pictures/10000000000003680000023C152BE64812220E39.png" xlink:type="simple" xlink:show="embed" xlink:actuate="onLoad" loext:mime-type="image/png"/></draw:frame></text:p>
      <text:p text:style-name="P14"/>
      <text:p text:style-name="P14"><text:soft-page-break/>######################### city with most number of match <text:s/><text:span text:style-name="T11">###################</text:span></text:p>
      <text:p text:style-name="P3">venue_c &lt;- data%&gt;%</text:p>
      <text:p text:style-name="P3"><text:s text:c="2"/>left_join(matches,by=c("match_id"="id"))%&gt;%</text:p>
      <text:p text:style-name="P3"><text:s text:c="2"/>select(match_id,city,total_runs,wickets)%&gt;%</text:p>
      <text:p text:style-name="P3"><text:s text:c="2"/>group_by(city)%&gt;%</text:p>
      <text:p text:style-name="P3"><text:s text:c="2"/>summarize(runs=sum(total_runs),wickets=sum(wickets,na.rm=TRUE))</text:p>
      <text:p text:style-name="P3">city_mat &lt;- matches %&gt;%</text:p>
      <text:p text:style-name="P3"><text:s text:c="2"/>group_by(city)%&gt;%</text:p>
      <text:p text:style-name="P3"><text:s text:c="2"/>summarize(matches=n())</text:p>
      <text:p text:style-name="P3">venue_c &lt;- venue_c %&gt;%</text:p>
      <text:p text:style-name="P3"><text:s text:c="2"/>left_join(city_mat, by=c("city"="city"))%&gt;%</text:p>
      <text:p text:style-name="P3"><text:s text:c="2"/>mutate(Avg_runs=runs/matches)%&gt;%</text:p>
      <text:p text:style-name="P3"><text:s text:c="2"/>mutate(Avg_wkt =wickets/matches)%&gt;%</text:p>
      <text:p text:style-name="P3"><text:s text:c="2"/>arrange(city)</text:p>
      <text:p text:style-name="P3">venue_all &lt;- venue_c%&gt;%</text:p>
      <text:p text:style-name="P3"><text:s text:c="2"/>left_join(venue_city, by=c("city"="city"))%&gt;%</text:p>
      <text:p text:style-name="P3"><text:s text:c="2"/>arrange(Avg_runs)</text:p>
      <text:p text:style-name="P3">venue_all$city &lt;- factor(venue_all$city, levels = venue_all$city[order(venue_all$matches)])</text:p>
      <text:p text:style-name="P3">ggplot(venue_all,aes(x=city,y=matches,colour=city,fill=city))+</text:p>
      <text:p text:style-name="P3"><text:s text:c="2"/>geom_bar(position = "dodge",stat = "identity")+</text:p>
      <text:p text:style-name="P3"><text:s text:c="2"/>theme(legend.position="none")+ coord_flip()+</text:p>
      <text:p text:style-name="P3"><text:s text:c="2"/>scale_y_continuous(name="Total no of Matches in each city")+</text:p>
      <text:p text:style-name="P3"><text:s text:c="2"/>scale_x_discrete(name="Cities ")+</text:p>
      <text:p text:style-name="P3"><text:s/>ggtitle("Cities with most no of matches")</text:p>
      <text:p text:style-name="P3"><draw:frame draw:style-name="fr2" draw:name="Image6" text:anchor-type="paragraph" svg:x="2.02cm" svg:y="0.034cm" svg:width="16.457cm" svg:height="9.416cm" draw:z-index="5"><draw:image xlink:href="Pictures/10000000000003680000023C2C6240A1AA4BE67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0"><text:span text:style-name="T8">(We can see in the above plot that most of the maximum of 9 matches were played in Chennain and Hyderabad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/>
    <style:font-face style:name="Ubuntu Mono1" svg:font-family="'Ubuntu Mono'" style:font-pitch="fixed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 Regular" style:font-family-asian="'Noto Sans Mono CJK SC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fo:background-color="transparent" style:writing-mode="lr-tb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4:31:22.224333505</meta:creation-date>
    <dc:date>2020-02-17T15:28:19.179728975</dc:date>
    <meta:editing-duration>PT13M34S</meta:editing-duration>
    <meta:editing-cycles>4</meta:editing-cycles>
    <meta:generator>LibreOffice/6.0.7.3$Linux_X86_64 LibreOffice_project/00m0$Build-3</meta:generator>
    <meta:document-statistic meta:table-count="0" meta:image-count="6" meta:object-count="0" meta:page-count="8" meta:paragraph-count="155" meta:word-count="590" meta:character-count="6537" meta:non-whitespace-character-count="5747"/>
  </office:meta>
</office:document-meta>
</file>